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9"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10" style:family="paragraph" style:parent-style-name="Standard" style:list-style-name="L2">
      <style:paragraph-properties fo:text-align="start" style:justify-single-word="false" fo:break-before="page"/>
      <style:text-properties fo:font-size="12pt"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8">Barriers</text:p>
      <text:p text:style-name="P2"/>
      <text:p text:style-name="P2"/>
      <text:p text:style-name="P2"/>
      <text:p text:style-name="P2">CS 6210</text:p>
      <text:p text:style-name="P2">Project 2</text:p>
      <text:p text:style-name="P2">2/27/14</text:p>
      <text:p text:style-name="P9">Table of Contents</text:p>
      <text:p text:style-name="P3"/>
      <text:p text:style-name="P3"/>
      <text:list xml:id="list1769353719" text:style-name="L1">
        <text:list-item>
          <text:p text:style-name="P6">Project Description........................................................................................................................1</text:p>
        </text:list-item>
        <text:list-item>
          <text:p text:style-name="P6">Division of Work...........................................................................................................................1</text:p>
        </text:list-item>
        <text:list-item>
          <text:p text:style-name="P6">Open MP........................................................................................................................................1</text:p>
          <text:list>
            <text:list-item>
              <text:p text:style-name="P6">Dissemination..........................................................................................................................1</text:p>
            </text:list-item>
            <text:list-item>
              <text:p text:style-name="P6">MCS.........................................................................................................................................1</text:p>
            </text:list-item>
          </text:list>
        </text:list-item>
        <text:list-item>
          <text:p text:style-name="P6">MPI................................................................................................................................................1</text:p>
          <text:list>
            <text:list-item>
              <text:p text:style-name="P6">Dissemination..........................................................................................................................1</text:p>
            </text:list-item>
            <text:list-item>
              <text:p text:style-name="P6">Tournament..............................................................................................................................1</text:p>
            </text:list-item>
          </text:list>
        </text:list-item>
        <text:list-item>
          <text:p text:style-name="P6">Combined......................................................................................................................................1</text:p>
        </text:list-item>
        <text:list-item>
          <text:p text:style-name="P6">Experiments...................................................................................................................................1</text:p>
        </text:list-item>
        <text:list-item>
          <text:p text:style-name="P6">Conclusion.....................................................................................................................................1</text:p>
        </text:list-item>
      </text:list>
      <text:list xml:id="list1293581951" text:style-name="L2">
        <text:list-item>
          <text:p text:style-name="P10">Project Description</text:p>
        </text:list-item>
      </text:list>
      <text:p text:style-name="P5"/>
      <text:p text:style-name="P5">We implemented barriers using OpenMP and MPI. The goal was so that even when using OpenMP or MPI in our program, we could synchronize different threads using barriers. OpenMP and MPI have their own implementations of barrier synchronization. However, we wanted to create out own version based on the concepts we have been learning in class. This we implemented version of Dissemination, MCS , and Tournament barriers. There are times also when OpenMP is used together with MPI. For this scenario, we also created a barrier. As far as we know, there is no unified barrier that has the capability of working with both OpenMP and MPI. Thus we took some fo the barriers we created and synthesized them into a barrier that can work when programming with both OpenMP and MPI. We then desired to see the performance of these barriers when compared to each other, and thus we have performed some experiments. </text:p>
      <text:p text:style-name="P5"/>
      <text:list xml:id="list660200697" text:continue-numbering="true" text:style-name="L2">
        <text:list-item>
          <text:p text:style-name="P4">Division of Work</text:p>
        </text:list-item>
      </text:list>
      <text:p text:style-name="P5"/>
      <text:p text:style-name="P5"/>
      <text:list xml:id="list580144884" text:continue-numbering="true" text:style-name="L2">
        <text:list-item>
          <text:p text:style-name="P4">OpenMP</text:p>
        </text:list-item>
      </text:list>
      <text:p text:style-name="P5"/>
      <text:p text:style-name="P5"/>
      <text:list xml:id="list1079107507" text:continue-numbering="true" text:style-name="L2">
        <text:list-item>
          <text:list>
            <text:list-item>
              <text:p text:style-name="P4">Dissemination</text:p>
            </text:list-item>
          </text:list>
        </text:list-item>
      </text:list>
      <text:p text:style-name="P5"/>
      <text:p text:style-name="P5"/>
      <text:list xml:id="list1796796769" text:continue-numbering="true" text:style-name="L2">
        <text:list-item>
          <text:list>
            <text:list-item>
              <text:p text:style-name="P4">MCS</text:p>
            </text:list-item>
          </text:list>
        </text:list-item>
      </text:list>
      <text:p text:style-name="P5"/>
      <text:p text:style-name="P5"/>
      <text:list xml:id="list160807790" text:continue-numbering="true" text:style-name="L2">
        <text:list-item>
          <text:p text:style-name="P4">MPI</text:p>
        </text:list-item>
      </text:list>
      <text:p text:style-name="P5"/>
      <text:p text:style-name="P5"/>
      <text:list xml:id="list1452791675" text:continue-numbering="true" text:style-name="L2">
        <text:list-item>
          <text:list>
            <text:list-item>
              <text:p text:style-name="P4">Dissemination</text:p>
              <text:p text:style-name="P7"/>
              <text:p text:style-name="P7"/>
            </text:list-item>
            <text:list-item>
              <text:p text:style-name="P4">Tournament</text:p>
            </text:list-item>
          </text:list>
        </text:list-item>
      </text:list>
      <text:p text:style-name="P5"/>
      <text:p text:style-name="P5"/>
      <text:list xml:id="list603576773" text:continue-numbering="true" text:style-name="L2">
        <text:list-item>
          <text:p text:style-name="P4">Combined</text:p>
        </text:list-item>
      </text:list>
      <text:p text:style-name="P5"/>
      <text:p text:style-name="P5"/>
      <text:list xml:id="list1372627862" text:continue-numbering="true" text:style-name="L2">
        <text:list-item>
          <text:p text:style-name="P4">Experiments</text:p>
          <text:p text:style-name="P7"/>
        </text:list-item>
      </text:list>
      <text:p text:style-name="P5"/>
      <text:list xml:id="list1609238140" text:continue-numbering="true" text:style-name="L2">
        <text:list-item>
          <text:p text:style-name="P4">Conclusion</text:p>
        </text:list-item>
      </text:list>
      <text:p text:style-name="P5"/>
      <text:p text:style-name="P5">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 Roy</meta:initial-creator>
    <meta:creation-date>2014-02-16T19:12:58</meta:creation-date>
    <meta:generator>LibreOffice/3.5$Linux_X86_64 LibreOffice_project/350m1$Build-2</meta:generator>
    <dc:date>2014-02-16T20:02:23</dc:date>
    <dc:creator>Deep Roy</dc:creator>
    <meta:editing-duration>PT48M7S</meta:editing-duration>
    <meta:editing-cycles>9</meta:editing-cycles>
    <meta:document-statistic meta:table-count="0" meta:image-count="0" meta:object-count="0" meta:page-count="3" meta:paragraph-count="29" meta:word-count="215" meta:character-count="2658" meta:non-whitespace-character-count="2493"/>
  </office:meta>
</office:document-meta>
</file>